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.545cm" style:rel-column-width="8191*"/>
    </style:style>
    <style:style style:name="Table1.C" style:family="table-column">
      <style:table-column-properties style:column-width="2.547cm" style:rel-column-width="8192*"/>
    </style:style>
    <style:style style:name="Table1.H" style:family="table-column">
      <style:table-column-properties style:column-width="2.547cm" style:rel-column-width="8193*"/>
    </style:style>
    <style:style style:name="Table1.A1" style:family="table-cell">
      <style:table-cell-properties style:vertical-align="middle" fo:padding="0.097cm" fo:border-left="0.05pt solid #000000" fo:border-right="1.3pt solid #000000" fo:border-top="0.05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1.3pt solid #000000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.545cm" style:rel-column-width="8191*"/>
    </style:style>
    <style:style style:name="Table2.C" style:family="table-column">
      <style:table-column-properties style:column-width="2.547cm" style:rel-column-width="8192*"/>
    </style:style>
    <style:style style:name="Table2.H" style:family="table-column">
      <style:table-column-properties style:column-width="2.547cm" style:rel-column-width="8193*"/>
    </style:style>
    <style:style style:name="Table2.A1" style:family="table-cell">
      <style:table-cell-properties style:vertical-align="middle" fo:padding="0.097cm" fo:border-left="0.05pt solid #000000" fo:border-right="1.3pt solid #000000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1.3pt solid #000000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.91cm" style:rel-column-width="9361*"/>
    </style:style>
    <style:style style:name="Table3.B" style:family="table-column">
      <style:table-column-properties style:column-width="2.91cm" style:rel-column-width="9362*"/>
    </style:style>
    <style:style style:name="Table3.G" style:family="table-column">
      <style:table-column-properties style:column-width="2.91cm" style:rel-column-width="9364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0pt" officeooo:rsid="0052c791" officeooo:paragraph-rsid="0052c79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officeooo:paragraph-rsid="005633a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officeooo:rsid="0052c791" officeooo:paragraph-rsid="005633a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officeooo:rsid="005633a7" officeooo:paragraph-rsid="005633a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20pt" officeooo:rsid="0052c791" officeooo:paragraph-rsid="0052c791" style:font-name-asian="Noto Sans CJK SC" style:font-size-asian="20pt" style:font-name-complex="Lohit Devanagari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20pt" style:font-name-asian="Noto Sans CJK SC" style:font-size-asian="20pt" style:font-name-complex="Lohit Devanagari" style:font-size-complex="2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font-style="italic" officeooo:rsid="0052c791" officeooo:paragraph-rsid="0052c791" style:font-name-asian="Noto Sans CJK SC" style:font-size-asian="10pt" style:font-style-asian="italic" style:font-name-complex="Lohit Devanagari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font-style="italic" officeooo:rsid="0052c791" officeooo:paragraph-rsid="005633a7" style:font-name-asian="Noto Sans CJK SC" style:font-size-asian="10pt" style:font-style-asian="italic" style:font-name-complex="Lohit Devanagari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52c791" officeooo:paragraph-rsid="0052c791" style:font-name-asian="Noto Sans CJK SC" style:font-size-asian="10pt" style:font-name-complex="Lohit Devanagari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52c791" officeooo:paragraph-rsid="005633a7" style:font-name-asian="Noto Sans CJK SC" style:font-size-asian="10pt" style:font-name-complex="Lohit Devanagari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officeooo:rsid="0052c791" officeooo:paragraph-rsid="005633a7" style:font-name-asian="Noto Sans CJK SC" style:font-size-asian="12pt" style:font-name-complex="Lohit Devanagari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officeooo:rsid="005633a7" officeooo:paragraph-rsid="005633a7" style:font-name-asian="Noto Sans CJK SC" style:font-size-asian="12pt" style:font-name-complex="Lohit Devanagari" style:font-size-complex="12pt"/>
    </style:style>
    <style:style style:name="P14" style:family="paragraph" style:parent-style-name="Text_20_body">
      <style:text-properties officeooo:paragraph-rsid="005633a7"/>
    </style:style>
    <style:style style:name="P15" style:family="paragraph" style:parent-style-name="Standard">
      <style:text-properties officeooo:paragraph-rsid="005633a7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2pt" officeooo:paragraph-rsid="005aed26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2pt" officeooo:rsid="0052c791" officeooo:paragraph-rsid="005aed2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2pt" officeooo:rsid="005633a7" officeooo:paragraph-rsid="005aed2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2pt" officeooo:rsid="005c8e24" officeooo:paragraph-rsid="005c8e24" style:font-size-asian="12pt" style:font-size-complex="12pt"/>
    </style:style>
    <style:style style:name="P20" style:family="paragraph" style:parent-style-name="Standard">
      <style:text-properties officeooo:paragraph-rsid="005aed26"/>
    </style:style>
    <style:style style:name="T1" style:family="text">
      <style:text-properties officeooo:rsid="0052c791"/>
    </style:style>
    <style:style style:name="T2" style:family="text">
      <style:text-properties officeooo:rsid="00563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 table:number-columns-repeated="5"/>
        <table:table-column table:style-name="Table1.H"/>
        <table:table-row table:style-name="TableLine140201020164256">
          <table:table-cell table:style-name="Table1.A1" office:value-type="string">
            <text:p text:style-name="P8">Préfixe</text:p>
          </table:table-cell>
          <table:table-cell table:style-name="Table1.B1" office:value-type="string">
            <text:p text:style-name="P6">Kilo</text:p>
          </table:table-cell>
          <table:table-cell table:style-name="Table1.B1" office:value-type="string">
            <text:p text:style-name="P6">Hecto</text:p>
          </table:table-cell>
          <table:table-cell table:style-name="Table1.B1" office:value-type="string">
            <text:p text:style-name="P6">Déca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6">Déci</text:p>
          </table:table-cell>
          <table:table-cell table:style-name="Table1.B1" office:value-type="string">
            <text:p text:style-name="P6">Centi</text:p>
          </table:table-cell>
          <table:table-cell table:style-name="Table1.H1" office:value-type="string">
            <text:p text:style-name="P6">milli</text:p>
          </table:table-cell>
        </table:table-row>
        <table:table-row table:style-name="TableLine94859463183552">
          <table:table-cell table:style-name="Table1.A2" office:value-type="string">
            <text:p text:style-name="P10">abréviations</text:p>
          </table:table-cell>
          <table:table-cell table:style-name="Table1.B2" office:value-type="string">
            <text:p text:style-name="P2"><text:s text:c="2"/><text:span text:style-name="T1">k</text:span></text:p>
          </table:table-cell>
          <table:table-cell table:style-name="Table1.B2" office:value-type="string">
            <text:p text:style-name="P1">h</text:p>
          </table:table-cell>
          <table:table-cell table:style-name="Table1.B2" office:value-type="string">
            <text:p text:style-name="P2"><text:span text:style-name="T1">d</text:span>a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d</text:p>
          </table:table-cell>
          <table:table-cell table:style-name="Table1.B2" office:value-type="string">
            <text:p text:style-name="P1">c</text:p>
          </table:table-cell>
          <table:table-cell table:style-name="Table1.H2" office:value-type="string">
            <text:p text:style-name="P1">m</text:p>
          </table:table-cell>
        </table:table-row>
      </table:table>
      <text:p text:style-name="Title"/>
      <text:p text:style-name="P14"/>
      <table:table table:name="Table2" table:style-name="Table2">
        <table:table-column table:style-name="Table2.A" table:number-columns-repeated="2"/>
        <table:table-column table:style-name="Table2.C" table:number-columns-repeated="5"/>
        <table:table-column table:style-name="Table2.H"/>
        <table:table-row table:style-name="TableLine94859463097120">
          <table:table-cell table:style-name="Table2.A1" office:value-type="string">
            <text:p text:style-name="P9">Préfixe</text:p>
          </table:table-cell>
          <table:table-cell table:style-name="Table2.B1" office:value-type="string">
            <text:p text:style-name="P12">Kilo<text:span text:style-name="T2">mètre</text:span></text:p>
          </table:table-cell>
          <table:table-cell table:style-name="Table2.B1" office:value-type="string">
            <text:p text:style-name="P12">Hect<text:span text:style-name="T2">omètre</text:span></text:p>
          </table:table-cell>
          <table:table-cell table:style-name="Table2.B1" office:value-type="string">
            <text:p text:style-name="P12">Déca<text:span text:style-name="T2">mètre</text:span></text:p>
          </table:table-cell>
          <table:table-cell table:style-name="Table2.B1" office:value-type="string">
            <text:p text:style-name="P13">mètre</text:p>
          </table:table-cell>
          <table:table-cell table:style-name="Table2.B1" office:value-type="string">
            <text:p text:style-name="P12">Déci<text:span text:style-name="T2">mètre</text:span></text:p>
          </table:table-cell>
          <table:table-cell table:style-name="Table2.B1" office:value-type="string">
            <text:p text:style-name="P12">Centi<text:span text:style-name="T2">mètre</text:span></text:p>
          </table:table-cell>
          <table:table-cell table:style-name="Table2.H1" office:value-type="string">
            <text:p text:style-name="P12">milli<text:span text:style-name="T2">mètre</text:span></text:p>
          </table:table-cell>
        </table:table-row>
        <table:table-row table:style-name="TableLine94859464252064">
          <table:table-cell table:style-name="Table2.A2" office:value-type="string">
            <text:p text:style-name="P11">abréviations</text:p>
          </table:table-cell>
          <table:table-cell table:style-name="Table2.B2" office:value-type="string">
            <text:p text:style-name="P3"><text:s text:c="2"/><text:span text:style-name="T1">k</text:span><text:span text:style-name="T2">m</text:span></text:p>
          </table:table-cell>
          <table:table-cell table:style-name="Table2.B2" office:value-type="string">
            <text:p text:style-name="P4">h<text:span text:style-name="T2">m</text:span></text:p>
          </table:table-cell>
          <table:table-cell table:style-name="Table2.B2" office:value-type="string">
            <text:p text:style-name="P3"><text:span text:style-name="T1">d</text:span>a<text:span text:style-name="T2">m</text:span></text:p>
          </table:table-cell>
          <table:table-cell table:style-name="Table2.B2" office:value-type="string">
            <text:p text:style-name="P5">m</text:p>
          </table:table-cell>
          <table:table-cell table:style-name="Table2.B2" office:value-type="string">
            <text:p text:style-name="P4">d<text:span text:style-name="T2">m</text:span></text:p>
          </table:table-cell>
          <table:table-cell table:style-name="Table2.B2" office:value-type="string">
            <text:p text:style-name="P4">c<text:span text:style-name="T2">m</text:span></text:p>
          </table:table-cell>
          <table:table-cell table:style-name="Table2.H2" office:value-type="string">
            <text:p text:style-name="P4">m<text:span text:style-name="T2">m</text:span></text:p>
          </table:table-cell>
        </table:table-row>
      </table:table>
      <text:p text:style-name="P15"/>
      <text:p text:style-name="P20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94859516412096">
          <table:table-cell table:style-name="Table3.A1" office:value-type="string">
            <text:p text:style-name="P16"><text:s text:c="2"/><text:span text:style-name="T1">k</text:span><text:span text:style-name="T2">m</text:span></text:p>
          </table:table-cell>
          <table:table-cell table:style-name="Table3.A1" office:value-type="string">
            <text:p text:style-name="P17">h<text:span text:style-name="T2">m</text:span></text:p>
          </table:table-cell>
          <table:table-cell table:style-name="Table3.A1" office:value-type="string">
            <text:p text:style-name="P16"><text:span text:style-name="T1">d</text:span>a<text:span text:style-name="T2">m</text:span></text:p>
          </table:table-cell>
          <table:table-cell table:style-name="Table3.A1" office:value-type="string">
            <text:p text:style-name="P18">m</text:p>
          </table:table-cell>
          <table:table-cell table:style-name="Table3.A1" office:value-type="string">
            <text:p text:style-name="P17">d<text:span text:style-name="T2">m</text:span></text:p>
          </table:table-cell>
          <table:table-cell table:style-name="Table3.A1" office:value-type="string">
            <text:p text:style-name="P17">c<text:span text:style-name="T2">m</text:span></text:p>
          </table:table-cell>
          <table:table-cell table:style-name="Table3.G1" office:value-type="string">
            <text:p text:style-name="P17">m<text:span text:style-name="T2">m</text:span></text:p>
          </table:table-cell>
        </table:table-row>
        <table:table-row table:style-name="TableLine94859516412096"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5</text:p>
          </table:table-cell>
          <table:table-cell table:style-name="Table3.G2" office:value-type="string">
            <text:p text:style-name="P19">5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hyphenation-ladder-count="no-limit" fo:text-indent="0cm" style:auto-text-indent="false" style:page-number="auto">
        <style:tab-stops/>
        <style:drop-cap/>
      </style:paragraph-properties>
      <style:text-properties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28S</meta:editing-duration>
    <meta:editing-cycles>6</meta:editing-cycles>
    <meta:generator>LibreOffice/7.0.4.2$Linux_X86_64 LibreOffice_project/00$Build-2</meta:generator>
    <meta:creation-date>2021-04-10T12:08:03.790565525</meta:creation-date>
    <meta:initial-creator>J Cercy</meta:initial-creator>
    <dc:date>2021-04-10T12:28:38.952584798</dc:date>
    <dc:creator>J Cercy</dc:creator>
    <meta:document-statistic meta:table-count="3" meta:image-count="0" meta:object-count="0" meta:page-count="1" meta:paragraph-count="40" meta:word-count="40" meta:character-count="171" meta:non-whitespace-character-count="165"/>
    <meta:template xlink:type="simple" xlink:actuate="onRequest" xlink:title="activite_type" xlink:href="../../../../../../../../../../../.config/libreoffice/4/user/template/activite_type.ott" meta:date="2021-04-10T12:08:02.220084966"/>
  </office:meta>
</office:document-meta>
</file>